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ercentBaseContext.getBaseLength( int lengthBase , FObj f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PercentBaseContext.SimplePercentBaseContext( PercentBaseContext parentContext , int lengthBase , int lengthBas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